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paragraph-rsid="00026f87"/>
    </style:style>
    <style:style style:name="P3" style:family="paragraph" style:parent-style-name="List_20_Paragraph" style:list-style-name="WWNum1">
      <style:text-properties officeooo:paragraph-rsid="0002d20d"/>
    </style:style>
    <style:style style:name="P4" style:family="paragraph" style:parent-style-name="List_20_Paragraph" style:list-style-name="WWNum1">
      <style:text-properties officeooo:paragraph-rsid="0003b536"/>
    </style:style>
    <style:style style:name="P5" style:family="paragraph" style:parent-style-name="List_20_Paragraph" style:list-style-name="WWNum1">
      <style:text-properties officeooo:paragraph-rsid="00057fc9"/>
    </style:style>
    <style:style style:name="P6" style:family="paragraph" style:parent-style-name="List_20_Paragraph" style:list-style-name="WWNum1" style:master-page-name="Standard">
      <style:paragraph-properties style:page-number="auto"/>
    </style:style>
    <style:style style:name="P7" style:family="paragraph" style:parent-style-name="Standard">
      <style:text-properties style:font-name-complex="Calibri1"/>
    </style:style>
    <style:style style:name="P8" style:family="paragraph" style:parent-style-name="Standard">
      <style:text-properties style:font-name-asian="Times New Roman" style:font-name-complex="Calibri1"/>
    </style:style>
    <style:style style:name="T1" style:family="text">
      <style:text-properties fo:background-color="#ffffff" loext:char-shading-value="0" style:font-name-asian="Times New Roman" style:font-name-complex="Calibri1"/>
    </style:style>
    <style:style style:name="T2" style:family="text">
      <style:text-properties style:font-name-asian="Times New Roman" style:font-name-complex="Calibri1"/>
    </style:style>
    <style:style style:name="T3" style:family="text">
      <style:text-properties officeooo:rsid="00026f87" style:font-name-asian="Times New Roman" style:font-name-complex="Calibri1"/>
    </style:style>
    <style:style style:name="T4" style:family="text">
      <style:text-properties officeooo:rsid="00065b99" style:font-name-asian="Times New Roman" style:font-name-complex="Calibri1"/>
    </style:style>
    <style:style style:name="T5" style:family="text">
      <style:text-properties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7106899" text:style-name="WWNum1">
        <text:list-item>
          <text:p text:style-name="P6"><text:span text:style-name="T1">Write a query in SQL to display the first name, last name, department id, and department name for each employee<text:line-break/><text:line-break/></text:span></text:p>
          <text:list>
            <text:list-item>
              <text:p text:style-name="P3"><text:span text:style-name="T2">Print all employees<text:line-break/><text:line-break/>select employee.first_name as FIRST, employee.last_name as LAST, hr.DeptID as DeptID, hr.DeptName as DeptName from employee, hr where employee.ID = hr.EmpID limit 10;<text:line-break/><text:line-break/></text:span></text:p>
              <text:p text:style-name="P3"><text:span text:style-name="T2">+---------+------------+--------+-------------+</text:span></text:p>
              <text:p text:style-name="P3"><text:span text:style-name="T2">| FIRST <text:s text:c="2"/>| LAST <text:s text:c="6"/>| DeptID | DeptName <text:s text:c="3"/>|</text:span></text:p>
              <text:p text:style-name="P3"><text:span text:style-name="T2">+---------+------------+--------+-------------+</text:span></text:p>
              <text:p text:style-name="P3"><text:span text:style-name="T2"><text:s/>|Viv <text:s text:c="4"/>| Breazeall <text:s/>| 100 <text:s text:c="3"/>| Operations</text:span></text:p>
              <text:p text:style-name="P3"><text:span text:style-name="T2"><text:s/>|Brad <text:s text:c="3"/>| Bullick <text:s text:c="3"/>| 100 <text:s text:c="3"/>| Operations</text:span></text:p>
              <text:p text:style-name="P3"><text:span text:style-name="T2"><text:s/>|De witt | Cawtheray <text:s/>| 100 <text:s text:c="3"/>| Operations</text:span></text:p>
              <text:p text:style-name="P3"><text:span text:style-name="T2"><text:s/>|Orsola <text:s/>| Coatsworth | 100 <text:s text:c="3"/>| Operations</text:span></text:p>
              <text:p text:style-name="P3"><text:span text:style-name="T2"><text:s/>|Agnesse | Greatorex <text:s/>| 100 <text:s text:c="3"/>| Operations</text:span></text:p>
              <text:p text:style-name="P3"><text:span text:style-name="T2"><text:s/>|Amos <text:s text:c="3"/>| Bricknall <text:s/>| 100 <text:s text:c="3"/>| Operations</text:span></text:p>
              <text:p text:style-name="P3"><text:span text:style-name="T2"><text:s/>|Mayer <text:s text:c="2"/>| Ruberti <text:s text:c="3"/>| 100 <text:s text:c="3"/>| Operations</text:span></text:p>
              <text:p text:style-name="P3"><text:span text:style-name="T2"><text:s/>|Abram <text:s text:c="2"/>| Mahaddie <text:s text:c="2"/>| 100 <text:s text:c="3"/>| Operations</text:span></text:p>
              <text:p text:style-name="P3"><text:span text:style-name="T2"><text:s/>|Juliann | Nicely <text:s text:c="4"/>| 100 <text:s text:c="3"/>| Operations</text:span></text:p>
              <text:p text:style-name="P3"><text:span text:style-name="T2"><text:s/>|Sherman | Angood <text:s text:c="4"/>| 100 <text:s text:c="3"/>| Operations</text:span></text:p>
              <text:p text:style-name="P3"><text:span text:style-name="T2">+---------+------------+--------+-------------+</text:span></text:p>
              <text:p text:style-name="P3"><text:span text:style-name="T2">10 rows in set (0.00 sec)<text:line-break/><text:line-break/></text:span></text:p>
            </text:list-item>
            <text:list-item>
              <text:p text:style-name="P4"><text:span text:style-name="T2">Print all employees with F</text:span><text:span text:style-name="T3">irst_name </text:span><text:span text:style-name="T2">starting with an A, E, I, O, U<text:line-break/><text:line-break/>select first_name, last_name from employee where (first_name like 'A%') or (first_name like 'E%') or (first_name like 'I%') or (first_name like 'O%') or (first_name like 'U%') limit 10;<text:line-break/><text:line-break/></text:span></text:p>
              <text:p text:style-name="P4"><text:span text:style-name="T2">+------------+------------+</text:span></text:p>
              <text:p text:style-name="P4"><text:span text:style-name="T2">| first_name | last_name <text:s/>|</text:span></text:p>
              <text:p text:style-name="P4"><text:span text:style-name="T2">+------------+------------+</text:span></text:p>
              <text:p text:style-name="P4"><text:span text:style-name="T2">| Orsola <text:s text:c="4"/>| Coatsworth |</text:span></text:p>
              <text:p text:style-name="P4"><text:span text:style-name="T2">| Agnesse <text:s text:c="3"/>| Greatorex <text:s/>|</text:span></text:p>
              <text:p text:style-name="P4"><text:span text:style-name="T2">| Amos <text:s text:c="6"/>| Bricknall <text:s/>|</text:span></text:p>
              <text:p text:style-name="P4"><text:span text:style-name="T2">| Abram <text:s text:c="5"/>| Mahaddie <text:s text:c="2"/>|</text:span></text:p>
              <text:p text:style-name="P4"><text:span text:style-name="T2">| Ingrim <text:s text:c="4"/>| McConnell <text:s/>|</text:span></text:p>
              <text:p text:style-name="P4"><text:span text:style-name="T2">| Alistair <text:s text:c="2"/>| Pass <text:s text:c="6"/>|</text:span></text:p>
              <text:p text:style-name="P4"><text:span text:style-name="T2">| Andy <text:s text:c="6"/>| Kermath <text:s text:c="3"/>|</text:span></text:p>
              <text:p text:style-name="P4"><text:span text:style-name="T2">| Annie <text:s text:c="5"/>| Moline <text:s text:c="4"/>|</text:span></text:p>
              <text:p text:style-name="P4"><text:soft-page-break/><text:span text:style-name="T2">| Othilia <text:s text:c="3"/>| London <text:s text:c="4"/>|</text:span></text:p>
              <text:p text:style-name="P4"><text:span text:style-name="T2">| Egon <text:s text:c="6"/>| Eggers <text:s text:c="4"/>|</text:span></text:p>
              <text:p text:style-name="P4"><text:span text:style-name="T2">+------------+------------+<text:line-break/></text:span></text:p>
            </text:list-item>
          </text:list>
        </text:list-item>
      </text:list>
      <text:p text:style-name="P7"/>
      <text:list xml:id="list195722637826894" text:continue-numbering="true" text:style-name="WWNum1">
        <text:list-item>
          <text:p text:style-name="P2"><text:span text:style-name="T1">Write a query in SQL to display the first and last name, department, and city for each employee<text:line-break/><text:line-break/>select employee.first_name as first, employee.last_name as last, hr.DeptName as DeptName, employee.City as City from employee, hr where employee.ID = hr.EmpID;<text:line-break/></text:span></text:p>
          <text:list>
            <text:list-item>
              <text:p text:style-name="P5"><text:span text:style-name="T2">Where is City is Atlanta, New York, Orlando<text:line-break/><text:line-break/>select employee.first_name as first, employee.last_name as last, hr.DeptName as DeptName, employee.City as City from employee, hr where (employee.ID = hr.EmpID)</text:span></text:p>
              <text:p text:style-name="P5"><text:span text:style-name="T2">and (City in ['Atlanta','Orland','New York']);<text:line-break/></text:span></text:p>
            </text:list-item>
            <text:list-item>
              <text:p text:style-name="P1"><text:span text:style-name="T2">Count of employees from each city <text:line-break/><text:line-break/><text:line-break/>select City, count(*) as EMPLOYEE_COUNT from employee group by City;<text:line-break/></text:span></text:p>
            </text:list-item>
          </text:list>
        </text:list-item>
      </text:list>
      <text:p text:style-name="P8"/>
      <text:list xml:id="list195724452702111" text:continue-numbering="true" text:style-name="WWNum1">
        <text:list-item>
          <text:p text:style-name="P1"><text:span text:style-name="T5">Write a query in SQL to display the first name, salary, and </text:span><text:span text:style-name="T1">department name</text:span><text:span text:style-name="T5"> for all employees</text:span><text:span text:style-name="T2"><text:line-break/><text:line-break/>select employee.first_name as first, hr.salary as sal, hr.DeptName as Dept from hr,employee where employee.ID = hr.EmpID;<text:line-break/><text:line-break/></text:span></text:p>
          <text:list>
            <text:list-item>
              <text:p text:style-name="P1"><text:span text:style-name="T2">Top 5 salary<text:line-break/><text:line-break/>select employee.first_name as First, hr.salary as Sal, hr.DeptName as Dept from employee,hr where (employee.ID = hr.EmpID) order by Sal desc limit 5;<text:line-break/><text:line-break/></text:span></text:p>
            </text:list-item>
            <text:list-item>
              <text:p text:style-name="P1"><text:span text:style-name="T2">Highest salary in each department <text:line-break/><text:line-break/><text:line-break/></text:span><text:span text:style-name="T4">select employee.first_name as first, max(hr.salary), hr.DeptName as Dept from employee, hr where (employee.ID=hr.EmpID) group by hr.DeptID;</text:span></text:p>
            </text:list-item>
          </text:list>
        </text:list-item>
      </text:list>
      <text:p text:style-name="P7"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Lohit Devanagari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ahib Amin</meta:initial-creator>
    <meta:editing-cycles>5</meta:editing-cycles>
    <meta:creation-date>2020-07-08T16:35:00</meta:creation-date>
    <dc:date>2020-07-08T19:57:22.289615944</dc:date>
    <meta:editing-duration>PT5H23M46S</meta:editing-duration>
    <meta:generator>LibreOffice/6.4.3.2$Linux_X86_64 LibreOffice_project/40$Build-2</meta:generator>
    <meta:document-statistic meta:table-count="0" meta:image-count="0" meta:object-count="0" meta:page-count="3" meta:paragraph-count="39" meta:word-count="425" meta:character-count="2783" meta:non-whitespace-character-count="22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